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450000002C2B2F1600.png" manifest:media-type="image/png"/>
  <manifest:file-entry manifest:full-path="Pictures/10000000000000450000007DF04F3C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778cm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color="#ff3333" style:font-name="Droid Sans"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ff3333" style:font-name="Droid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278cm" svg:height="1.5cm" svg:x="4.7cm" svg:y="16.2cm">
          <draw:text-box>
            <text:p><text:span text:style-name="T1">Click here and</text:span></text:p>
            <text:p><text:span text:style-name="T1">drag down to get</text:span></text:p>
          </draw:text-box>
        </draw:frame>
        <draw:line draw:style-name="gr2" draw:text-style-name="P2" draw:layer="layout" svg:x1="6.831cm" svg:y1="16.4cm" svg:x2="6.831cm" svg:y2="15.5cm">
          <text:p/>
        </draw:line>
        <draw:line draw:style-name="gr2" draw:text-style-name="P2" draw:layer="layout" svg:x1="8.9cm" svg:y1="16.9cm" svg:x2="9.9cm" svg:y2="16.9cm">
          <text:p/>
        </draw:line>
        <draw:frame draw:style-name="gr3" draw:text-style-name="P3" draw:layer="layout" svg:width="1.824cm" svg:height="3.272cm" svg:x="9.922cm" svg:y="14.337cm">
          <draw:image xlink:href="Pictures/10000000000000450000007DF04F3C90.png" xlink:type="simple" xlink:show="embed" xlink:actuate="onLoad">
            <text:p/>
          </draw:image>
        </draw:frame>
        <draw:frame draw:style-name="gr3" draw:text-style-name="P3" draw:layer="layout" svg:width="1.824cm" svg:height="1.151cm" svg:x="5.076cm" svg:y="14.3cm">
          <draw:image xlink:href="Pictures/10000000000000450000002C2B2F16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6T20:35:31.680426117</meta:creation-date>
    <dc:date>2015-08-06T20:42:28.339512889</dc:date>
    <meta:editing-duration>PT6M56S</meta:editing-duration>
    <meta:editing-cycles>1</meta:editing-cycles>
    <meta:document-statistic meta:object-count="5"/>
    <meta:generator>LibreOffice/4.4.2.2$Linux_X86_64 LibreOffice_project/40m0$Build-2</meta:generator>
  </office:meta>
</office:document-meta>
</file>